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0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15" table:default-cell-style-name="ce3"/>
        <table:table-row table:style-name="ro1">
          <table:table-cell table:style-name="ce1" office:value-type="string" calcext:value-type="string">
            <text:p>Power [dBm]</text:p>
          </table:table-cell>
          <table:table-cell table:style-name="ce1" office:value-type="string" calcext:value-type="string">
            <text:p>HDOP</text:p>
          </table:table-cell>
          <table:table-cell table:style-name="ce1" office:value-type="string" calcext:value-type="string">
            <text:p>VDOP</text:p>
          </table:table-cell>
          <table:table-cell table:style-name="ce1" office:value-type="string" calcext:value-type="string">
            <text:p>TDOP</text:p>
          </table:table-cell>
          <table:table-cell table:style-name="ce1" office:value-type="string" calcext:value-type="string">
            <text:p>Mlat</text:p>
          </table:table-cell>
          <table:table-cell table:style-name="ce1" office:value-type="string" calcext:value-type="string">
            <text:p>Mlong</text:p>
          </table:table-cell>
          <table:table-cell table:style-name="ce1" office:value-type="string" calcext:value-type="string">
            <text:p>Mheight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Slat</text:p>
          </table:table-cell>
          <table:table-cell table:style-name="ce1" office:value-type="string" calcext:value-type="string">
            <text:p>Slong</text:p>
          </table:table-cell>
          <table:table-cell table:style-name="ce1" office:value-type="string" calcext:value-type="string">
            <text:p>Sheight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z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1.18" calcext:value-type="float">
            <text:p>1,18</text:p>
          </table:table-cell>
          <table:table-cell office:value-type="float" office:value="1.9" calcext:value-type="float">
            <text:p>1,9</text:p>
          </table:table-cell>
          <table:table-cell office:value-type="float" office:value="1.28" calcext:value-type="float">
            <text:p>1,28</text:p>
          </table:table-cell>
          <table:table-cell office:value-type="float" office:value="56.97122" calcext:value-type="float">
            <text:p>56,97122</text:p>
          </table:table-cell>
          <table:table-cell office:value-type="float" office:value="7.1781" calcext:value-type="float">
            <text:p>7,1781</text:p>
          </table:table-cell>
          <table:table-cell office:value-type="float" office:value="185.95319" calcext:value-type="float">
            <text:p>185,95319</text:p>
          </table:table-cell>
          <table:table-cell office:value-type="float" office:value="2846224.43" calcext:value-type="float">
            <text:p>2846224,43</text:p>
          </table:table-cell>
          <table:table-cell office:value-type="float" office:value="2198648.17" calcext:value-type="float">
            <text:p>2198648,17</text:p>
          </table:table-cell>
          <table:table-cell office:value-type="float" office:value="5249972.04" calcext:value-type="float">
            <text:p>5249972,04</text:p>
          </table:table-cell>
          <table:table-cell office:value-type="float" office:value="0.014996" calcext:value-type="float">
            <text:p>0,014996</text:p>
          </table:table-cell>
          <table:table-cell office:value-type="float" office:value="0.038358" calcext:value-type="float">
            <text:p>0,038358</text:p>
          </table:table-cell>
          <table:table-cell table:number-columns-repeated="2" office:value-type="float" office:value="1.680745" calcext:value-type="float">
            <text:p>1,680745</text:p>
          </table:table-cell>
          <table:table-cell office:value-type="float" office:value="0.629464" calcext:value-type="float">
            <text:p>0,629464</text:p>
          </table:table-cell>
          <table:table-cell table:style-name="ce5" office:value-type="float" office:value="1.57533" calcext:value-type="float">
            <text:p>1,57533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0.95" calcext:value-type="float">
            <text:p>0,95</text:p>
          </table:table-cell>
          <table:table-cell office:value-type="float" office:value="1.19" calcext:value-type="float">
            <text:p>1,19</text:p>
          </table:table-cell>
          <table:table-cell office:value-type="float" office:value="0.71" calcext:value-type="float">
            <text:p>0,71</text:p>
          </table:table-cell>
          <table:table-cell office:value-type="float" office:value="56.9685" calcext:value-type="float">
            <text:p>56,9685</text:p>
          </table:table-cell>
          <table:table-cell office:value-type="float" office:value="7.22087" calcext:value-type="float">
            <text:p>7,22087</text:p>
          </table:table-cell>
          <table:table-cell office:value-type="float" office:value="187.24493" calcext:value-type="float">
            <text:p>187,24493</text:p>
          </table:table-cell>
          <table:table-cell office:value-type="float" office:value="2846224.31" calcext:value-type="float">
            <text:p>2846224,31</text:p>
          </table:table-cell>
          <table:table-cell office:value-type="float" office:value="2198649.25" calcext:value-type="float">
            <text:p>2198649,25</text:p>
          </table:table-cell>
          <table:table-cell office:value-type="float" office:value="5249973.06" calcext:value-type="float">
            <text:p>5249973,06</text:p>
          </table:table-cell>
          <table:table-cell office:value-type="float" office:value="0.011984" calcext:value-type="float">
            <text:p>0,011984</text:p>
          </table:table-cell>
          <table:table-cell office:value-type="float" office:value="0.03824" calcext:value-type="float">
            <text:p>0,03824</text:p>
          </table:table-cell>
          <table:table-cell office:value-type="float" office:value="0.765572" calcext:value-type="float">
            <text:p>0,765572</text:p>
          </table:table-cell>
          <table:table-cell office:value-type="float" office:value="0.586207" calcext:value-type="float">
            <text:p>0,586207</text:p>
          </table:table-cell>
          <table:table-cell office:value-type="float" office:value="0.557867" calcext:value-type="float">
            <text:p>0,557867</text:p>
          </table:table-cell>
          <table:table-cell office:value-type="float" office:value="0.716388" calcext:value-type="float">
            <text:p>0,716388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94" calcext:value-type="float">
            <text:p>0,94</text:p>
          </table:table-cell>
          <table:table-cell office:value-type="float" office:value="1.2" calcext:value-type="float">
            <text:p>1,2</text:p>
          </table:table-cell>
          <table:table-cell office:value-type="float" office:value="0.71" calcext:value-type="float">
            <text:p>0,71</text:p>
          </table:table-cell>
          <table:table-cell office:value-type="float" office:value="56.97236" calcext:value-type="float">
            <text:p>56,97236</text:p>
          </table:table-cell>
          <table:table-cell office:value-type="float" office:value="7.24058" calcext:value-type="float">
            <text:p>7,24058</text:p>
          </table:table-cell>
          <table:table-cell office:value-type="float" office:value="188.63412" calcext:value-type="float">
            <text:p>188,63412</text:p>
          </table:table-cell>
          <table:table-cell office:value-type="float" office:value="2846224.94" calcext:value-type="float">
            <text:p>2846224,94</text:p>
          </table:table-cell>
          <table:table-cell office:value-type="float" office:value="219849.94" calcext:value-type="float">
            <text:p>219849,94</text:p>
          </table:table-cell>
          <table:table-cell office:value-type="float" office:value="5249974.28" calcext:value-type="float">
            <text:p>5249974,28</text:p>
          </table:table-cell>
          <table:table-cell office:value-type="float" office:value="0.01057" calcext:value-type="float">
            <text:p>0,01057</text:p>
          </table:table-cell>
          <table:table-cell office:value-type="float" office:value="0.037653" calcext:value-type="float">
            <text:p>0,037653</text:p>
          </table:table-cell>
          <table:table-cell table:style-name="ce4" office:value-type="float" office:value="1.2148441" calcext:value-type="float">
            <text:p>1,2148441</text:p>
          </table:table-cell>
          <table:table-cell office:value-type="float" office:value="0.635759" calcext:value-type="float">
            <text:p>0,635759</text:p>
          </table:table-cell>
          <table:table-cell office:value-type="float" office:value="0.56268" calcext:value-type="float">
            <text:p>0,56268</text:p>
          </table:table-cell>
          <table:table-cell office:value-type="float" office:value="1.172912" calcext:value-type="float">
            <text:p>1,172912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0.94" calcext:value-type="float">
            <text:p>0,94</text:p>
          </table:table-cell>
          <table:table-cell office:value-type="float" office:value="1.2" calcext:value-type="float">
            <text:p>1,2</text:p>
          </table:table-cell>
          <table:table-cell office:value-type="float" office:value="0.71" calcext:value-type="float">
            <text:p>0,71</text:p>
          </table:table-cell>
          <table:table-cell office:value-type="float" office:value="56.97461" calcext:value-type="float">
            <text:p>56,97461</text:p>
          </table:table-cell>
          <table:table-cell office:value-type="float" office:value="7.2748" calcext:value-type="float">
            <text:p>7,2748</text:p>
          </table:table-cell>
          <table:table-cell office:value-type="float" office:value="189.726" calcext:value-type="float">
            <text:p>189,726</text:p>
          </table:table-cell>
          <table:table-cell office:value-type="float" office:value="2846225.01" calcext:value-type="float">
            <text:p>2846225,01</text:p>
          </table:table-cell>
          <table:table-cell office:value-type="float" office:value="2198650.75" calcext:value-type="float">
            <text:p>2198650,75</text:p>
          </table:table-cell>
          <table:table-cell office:value-type="float" office:value="5249975.22" calcext:value-type="float">
            <text:p>5249975,22</text:p>
          </table:table-cell>
          <table:table-cell office:value-type="float" office:value="0.007069" calcext:value-type="float">
            <text:p>0,007069</text:p>
          </table:table-cell>
          <table:table-cell office:value-type="float" office:value="0.040919" calcext:value-type="float">
            <text:p>0,040919</text:p>
          </table:table-cell>
          <table:table-cell office:value-type="float" office:value="0.784267" calcext:value-type="float">
            <text:p>0,784267</text:p>
          </table:table-cell>
          <table:table-cell office:value-type="float" office:value="0.493605" calcext:value-type="float">
            <text:p>0,493605</text:p>
          </table:table-cell>
          <table:table-cell office:value-type="float" office:value="0.653549" calcext:value-type="float">
            <text:p>0,653549</text:p>
          </table:table-cell>
          <table:table-cell office:value-type="float" office:value="0.707923" calcext:value-type="float">
            <text:p>0,707923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83" calcext:value-type="float">
            <text:p>0,83</text:p>
          </table:table-cell>
          <table:table-cell office:value-type="float" office:value="1.13" calcext:value-type="float">
            <text:p>1,13</text:p>
          </table:table-cell>
          <table:table-cell office:value-type="float" office:value="0.63" calcext:value-type="float">
            <text:p>0,63</text:p>
          </table:table-cell>
          <table:table-cell office:value-type="float" office:value="56.92871" calcext:value-type="float">
            <text:p>56,92871</text:p>
          </table:table-cell>
          <table:table-cell office:value-type="float" office:value="7.73361" calcext:value-type="float">
            <text:p>7,73361</text:p>
          </table:table-cell>
          <table:table-cell office:value-type="float" office:value="189.144" calcext:value-type="float">
            <text:p>189,144</text:p>
          </table:table-cell>
          <table:table-cell office:value-type="float" office:value="2946224.63" calcext:value-type="float">
            <text:p>2946224,63</text:p>
          </table:table-cell>
          <table:table-cell office:value-type="float" office:value="2198652.63" calcext:value-type="float">
            <text:p>2198652,63</text:p>
          </table:table-cell>
          <table:table-cell office:value-type="float" office:value="5249973.94" calcext:value-type="float">
            <text:p>5249973,94</text:p>
          </table:table-cell>
          <table:table-cell office:value-type="float" office:value="0.009501" calcext:value-type="float">
            <text:p>0,009501</text:p>
          </table:table-cell>
          <table:table-cell office:value-type="float" office:value="0.047456" calcext:value-type="float">
            <text:p>0,047456</text:p>
          </table:table-cell>
          <table:table-cell office:value-type="float" office:value="1.25334" calcext:value-type="float">
            <text:p>1,25334</text:p>
          </table:table-cell>
          <table:table-cell office:value-type="float" office:value="0.0605312" calcext:value-type="float">
            <text:p>0,0605312</text:p>
          </table:table-cell>
          <table:table-cell office:value-type="float" office:value="0.80763" calcext:value-type="float">
            <text:p>0,80763</text:p>
          </table:table-cell>
          <table:table-cell office:value-type="float" office:value="1.150315" calcext:value-type="float">
            <text:p>1,150315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0.83" calcext:value-type="float">
            <text:p>0,83</text:p>
          </table:table-cell>
          <table:table-cell office:value-type="float" office:value="1.14" calcext:value-type="float">
            <text:p>1,14</text:p>
          </table:table-cell>
          <table:table-cell office:value-type="float" office:value="0.63" calcext:value-type="float">
            <text:p>0,63</text:p>
          </table:table-cell>
          <table:table-cell office:value-type="float" office:value="56.87176" calcext:value-type="float">
            <text:p>56,87176</text:p>
          </table:table-cell>
          <table:table-cell office:value-type="float" office:value="7.41553" calcext:value-type="float">
            <text:p>7,41553</text:p>
          </table:table-cell>
          <table:table-cell office:value-type="float" office:value="187.23228" calcext:value-type="float">
            <text:p>187,23228</text:p>
          </table:table-cell>
          <table:table-cell office:value-type="float" office:value="2846224.49" calcext:value-type="float">
            <text:p>2846224,49</text:p>
          </table:table-cell>
          <table:table-cell office:value-type="float" office:value="2198653.44" calcext:value-type="float">
            <text:p>2198653,44</text:p>
          </table:table-cell>
          <table:table-cell office:value-type="float" office:value="5249971.37" calcext:value-type="float">
            <text:p>5249971,37</text:p>
          </table:table-cell>
          <table:table-cell office:value-type="float" office:value="0.047257" calcext:value-type="float">
            <text:p>0,047257</text:p>
          </table:table-cell>
          <table:table-cell office:value-type="float" office:value="0.095808" calcext:value-type="float">
            <text:p>0,095808</text:p>
          </table:table-cell>
          <table:table-cell office:value-type="float" office:value="3.215782" calcext:value-type="float">
            <text:p>3,215782</text:p>
          </table:table-cell>
          <table:table-cell table:style-name="ce4" office:value-type="float" office:value="0.56233" calcext:value-type="float">
            <text:p>0,56233</text:p>
          </table:table-cell>
          <table:table-cell table:style-name="ce4" office:value-type="float" office:value="1.750287" calcext:value-type="float">
            <text:p>1,750287</text:p>
          </table:table-cell>
          <table:table-cell table:style-name="ce4" office:value-type="float" office:value="3.447966" calcext:value-type="float">
            <text:p>3,447966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0.84" calcext:value-type="float">
            <text:p>0,84</text:p>
          </table:table-cell>
          <table:table-cell office:value-type="float" office:value="1.15" calcext:value-type="float">
            <text:p>1,15</text:p>
          </table:table-cell>
          <table:table-cell office:value-type="float" office:value="0.64" calcext:value-type="float">
            <text:p>0,64</text:p>
          </table:table-cell>
          <table:table-cell office:value-type="float" office:value="56.90001" calcext:value-type="float">
            <text:p>56,90001</text:p>
          </table:table-cell>
          <table:table-cell office:value-type="float" office:value="7.47144" calcext:value-type="float">
            <text:p>7,47144</text:p>
          </table:table-cell>
          <table:table-cell office:value-type="float" office:value="190.24097" calcext:value-type="float">
            <text:p>190,24097</text:p>
          </table:table-cell>
          <table:table-cell office:value-type="float" office:value="2846224.66" calcext:value-type="float">
            <text:p>2846224,66</text:p>
          </table:table-cell>
          <table:table-cell office:value-type="float" office:value="2198654.81" calcext:value-type="float">
            <text:p>2198654,81</text:p>
          </table:table-cell>
          <table:table-cell office:value-type="float" office:value="5249974.35" calcext:value-type="float">
            <text:p>5249974,35</text:p>
          </table:table-cell>
          <table:table-cell office:value-type="float" office:value="0.076836" calcext:value-type="float">
            <text:p>0,076836</text:p>
          </table:table-cell>
          <table:table-cell office:value-type="float" office:value="0.16303" calcext:value-type="float">
            <text:p>0,16303</text:p>
          </table:table-cell>
          <table:table-cell office:value-type="float" office:value="4.708145" calcext:value-type="float">
            <text:p>4,708145</text:p>
          </table:table-cell>
          <table:table-cell office:value-type="float" office:value="1.256497" calcext:value-type="float">
            <text:p>1,256497</text:p>
          </table:table-cell>
          <table:table-cell office:value-type="float" office:value="2.688875" calcext:value-type="float">
            <text:p>2,688875</text:p>
          </table:table-cell>
          <table:table-cell office:value-type="float" office:value="5.204405" calcext:value-type="float">
            <text:p>5,204405</text:p>
          </table:table-cell>
        </table:table-row>
        <table:table-row table:style-name="ro2" table:number-rows-repeated="1048567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.00.0000</text:date>, <text:time style:data-style-name="N2" text:time-value="18:29:44.678991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33:34.924221728</meta:creation-date>
    <meta:generator>LibreOffice/5.1.6.2$Linux_X86_64 LibreOffice_project/10m0$Build-2</meta:generator>
    <dc:date>2018-03-09T18:41:54.647411077</dc:date>
    <meta:editing-duration>PT1H13M16S</meta:editing-duration>
    <meta:editing-cycles>21</meta:editing-cycles>
    <meta:document-statistic meta:table-count="1" meta:cell-count="128" meta:object-count="0"/>
  </office:meta>
</office:document-meta>
</file>